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67b7" officeooo:paragraph-rsid="000367b7" style:font-weight-asian="bold" style:font-weight-complex="bold"/>
    </style:style>
    <style:style style:name="P2" style:family="paragraph" style:parent-style-name="Standard">
      <style:text-properties fo:font-weight="bold" officeooo:rsid="000ccc30" officeooo:paragraph-rsid="000ccc30" style:font-weight-asian="bold" style:font-weight-complex="bold"/>
    </style:style>
    <style:style style:name="P3" style:family="paragraph" style:parent-style-name="Standard">
      <style:text-properties fo:font-weight="bold" officeooo:rsid="000ccc30" officeooo:paragraph-rsid="000e47c6" style:font-weight-asian="bold" style:font-weight-complex="bold"/>
    </style:style>
    <style:style style:name="P4" style:family="paragraph" style:parent-style-name="Standard">
      <style:text-properties fo:font-weight="bold" officeooo:rsid="001498e5" officeooo:paragraph-rsid="001498e5" style:font-weight-asian="bold" style:font-weight-complex="bold"/>
    </style:style>
    <style:style style:name="P5" style:family="paragraph" style:parent-style-name="Standard">
      <style:text-properties fo:font-weight="bold" officeooo:rsid="0015aa1f" officeooo:paragraph-rsid="0015aa1f" style:font-weight-asian="bold" style:font-weight-complex="bold"/>
    </style:style>
    <style:style style:name="P6" style:family="paragraph" style:parent-style-name="Standard">
      <style:text-properties fo:font-weight="bold" officeooo:rsid="00198485" officeooo:paragraph-rsid="00198485" style:font-weight-asian="bold" style:font-weight-complex="bold"/>
    </style:style>
    <style:style style:name="P7" style:family="paragraph" style:parent-style-name="Standard">
      <style:text-properties fo:font-weight="normal" officeooo:rsid="0007a0bf" officeooo:paragraph-rsid="000367b7" style:font-weight-asian="normal" style:font-weight-complex="normal"/>
    </style:style>
    <style:style style:name="P8" style:family="paragraph" style:parent-style-name="Standard">
      <style:text-properties fo:font-weight="normal" officeooo:rsid="000ccc30" officeooo:paragraph-rsid="000ccc30" style:font-weight-asian="normal" style:font-weight-complex="normal"/>
    </style:style>
    <style:style style:name="P9" style:family="paragraph" style:parent-style-name="Standard">
      <style:text-properties fo:font-weight="normal" officeooo:rsid="000ccc30" officeooo:paragraph-rsid="000e47c6" style:font-weight-asian="normal" style:font-weight-complex="normal"/>
    </style:style>
    <style:style style:name="P10" style:family="paragraph" style:parent-style-name="Standard">
      <style:text-properties fo:font-weight="normal" officeooo:rsid="0007a0bf" officeooo:paragraph-rsid="000367b7" style:font-weight-asian="normal" style:font-weight-complex="normal"/>
    </style:style>
    <style:style style:name="P11" style:family="paragraph" style:parent-style-name="Standard">
      <style:text-properties fo:font-weight="normal" officeooo:rsid="001498e5" officeooo:paragraph-rsid="001498e5" style:font-weight-asian="normal" style:font-weight-complex="normal"/>
    </style:style>
    <style:style style:name="P12" style:family="paragraph" style:parent-style-name="Standard">
      <style:text-properties fo:font-weight="normal" officeooo:rsid="000ccc30" officeooo:paragraph-rsid="000ccc30" style:font-weight-asian="normal" style:font-weight-complex="normal"/>
    </style:style>
    <style:style style:name="P13" style:family="paragraph" style:parent-style-name="Standard">
      <style:text-properties fo:font-weight="bold" officeooo:rsid="000ccc30" officeooo:paragraph-rsid="000ccc30" style:font-weight-asian="bold" style:font-weight-complex="bold"/>
    </style:style>
    <style:style style:name="T1" style:family="text">
      <style:text-properties officeooo:rsid="000afdf0"/>
    </style:style>
    <style:style style:name="T2" style:family="text">
      <style:text-properties officeooo:rsid="000c88a7"/>
    </style:style>
    <style:style style:name="T3" style:family="text">
      <style:text-properties officeooo:rsid="000e47c6"/>
    </style:style>
    <style:style style:name="T4" style:family="text">
      <style:text-properties officeooo:rsid="001291ff"/>
    </style:style>
    <style:style style:name="T5" style:family="text">
      <style:text-properties officeooo:rsid="001498e5"/>
    </style:style>
    <style:style style:name="T6" style:family="text">
      <style:text-properties officeooo:rsid="001b2dcb"/>
    </style:style>
    <style:style style:name="T7" style:family="text">
      <style:text-properties officeooo:rsid="001dbe9b"/>
    </style:style>
    <style:style style:name="T8" style:family="text">
      <style:text-properties officeooo:rsid="001f51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<text:span text:style-name="T4">1</text:span><text:span text:style-name="T8">1</text:span></text:p>
      <text:p text:style-name="P6"><text:span text:style-name="T7">LEXICAL ANALYSER</text:span> USING LEX TOOL</text:p>
      <text:p text:style-name="P1"/>
      <text:p text:style-name="P1">APARNA DINESH</text:p>
      <text:p text:style-name="P1">S7R<text:tab/><text:span text:style-name="T2">9</text:span></text:p>
      <text:p text:style-name="P1"><text:span text:style-name="T5">1</text:span><text:span text:style-name="T7">9</text:span><text:span text:style-name="T1">/</text:span>1<text:span text:style-name="T3">2</text:span>/2022</text:p>
      <text:p text:style-name="P1"/>
      <text:p text:style-name="P1">CODE</text:p>
      <text:p text:style-name="P7"/>
      <text:p text:style-name="P7">%{</text:p>
      <text:p text:style-name="P7"><text:tab/>#include &lt;stdio.h&gt;</text:p>
      <text:p text:style-name="P7"><text:tab/>int no=1;</text:p>
      <text:p text:style-name="P7">%}</text:p>
      <text:p text:style-name="P7"/>
      <text:p text:style-name="P7">lite [0-9][0-9]*</text:p>
      <text:p text:style-name="P7">inv [0-9][a-zA-Z0-9]*</text:p>
      <text:p text:style-name="P7">ident [a-zA-Z][a-zA-Z0-9]*</text:p>
      <text:p text:style-name="P7">lite2 \"[a-zA-Z][a-zA-Z0-9]*\"</text:p>
      <text:p text:style-name="P7">rel &lt;=|&lt;|&gt;=|&gt;</text:p>
      <text:p text:style-name="P7">key int|void|char|if</text:p>
      <text:p text:style-name="P7"/>
      <text:p text:style-name="P7">%%</text:p>
      <text:p text:style-name="P7">{lite} {printf("%s\t%i\tLiteral\n",yytext,no);}</text:p>
      <text:p text:style-name="P7">{lite2} { char aa[10],bb[10];</text:p>
      <text:p text:style-name="P7"><text:tab/>strcpy(aa,yytext);</text:p>
      <text:p text:style-name="P7"><text:tab/>for(int i=1;i&lt;strlen(aa)-1;i++){</text:p>
      <text:p text:style-name="P7"><text:tab/><text:tab/>bb[i-1]=aa[i];</text:p>
      <text:p text:style-name="P7"><text:tab/>}</text:p>
      <text:p text:style-name="P7"><text:tab/>printf("%s\t%i\tLiteral\n",bb,no);</text:p>
      <text:p text:style-name="P7"><text:tab/><text:tab/> <text:tab/><text:tab/></text:p>
      <text:p text:style-name="P7"><text:tab/>}</text:p>
      <text:p text:style-name="P7">{inv} {printf("Invalid:\t%s\n",yytext);}</text:p>
      <text:p text:style-name="P7">{rel} {</text:p>
      <text:p text:style-name="P7"><text:tab/>printf("%s\t%i\tRelational Operator, \t",yytext,no);</text:p>
      <text:p text:style-name="P7"><text:tab/>if(strcmp(yytext,"&lt;=")==0){printf("LE");}</text:p>
      <text:p text:style-name="P7"><text:tab/>if(strcmp(yytext,"&lt;")==0){printf("LT");}</text:p>
      <text:p text:style-name="P7"><text:tab/>if(strcmp(yytext,"&gt;=")==0){printf("LE");}</text:p>
      <text:p text:style-name="P7"><text:tab/>if(strcmp(yytext,"&gt;")==0){printf("LT");}<text:tab/></text:p>
      <text:p text:style-name="P7"><text:tab/>printf("\n");</text:p>
      <text:p text:style-name="P7"><text:s text:c="6"/>}</text:p>
      <text:p text:style-name="P7">"+"|"-"|"*"|"/" {printf("%s\t%i\tArithmetic opeator, ",yytext,no);</text:p>
      <text:p text:style-name="P7"><text:tab/><text:tab/>if(strcmp(yytext,"+")==0){printf("ADD");}</text:p>
      <text:p text:style-name="P7"><text:tab/><text:tab/>if(strcmp(yytext,"-")==0){printf("SUB");}</text:p>
      <text:p text:style-name="P7"><text:tab/><text:tab/>if(strcmp(yytext,"/")==0){printf("DIV");}</text:p>
      <text:p text:style-name="P7"><text:tab/><text:tab/>if(strcmp(yytext,"*")==0){printf("MUL");}</text:p>
      <text:p text:style-name="P7"><text:tab/><text:tab/>printf("\n");<text:tab/></text:p>
      <text:p text:style-name="P7"><text:tab/><text:tab/>}</text:p>
      <text:p text:style-name="P7">"=" {printf("%s\t%i\tAssignment operator, EQ\n",yytext,no);}</text:p>
      <text:p text:style-name="P7">{key} {printf("%s\t%i\tKeyword\n",yytext,no);}</text:p>
      <text:p text:style-name="P7">{ident} { printf("%s\t%i\tIdentifier\n",yytext,no);}</text:p>
      <text:p text:style-name="P7">"\n" {no++;}</text:p>
      <text:p text:style-name="P7">. {}</text:p>
      <text:p text:style-name="P7"><text:soft-page-break/>%%</text:p>
      <text:p text:style-name="P7"/>
      <text:p text:style-name="P7">int main()</text:p>
      <text:p text:style-name="P7">{</text:p>
      <text:p text:style-name="P7"><text:tab/>yyin=fopen("input.txt","r");</text:p>
      <text:p text:style-name="P7"><text:tab/>printf("Lexeme\tLine\tToken\n");</text:p>
      <text:p text:style-name="P7"><text:tab/>yylex()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.</text:p>
      <text:p text:style-name="P4"><text:soft-page-break/></text:p>
      <text:p text:style-name="P4"/>
      <text:p text:style-name="P4"/>
      <text:p text:style-name="P5">input.<text:span text:style-name="T7">txt</text:span></text:p>
      <text:p text:style-name="P5"/>
      <text:p text:style-name="P11">void main()</text:p>
      <text:p text:style-name="P11">{</text:p>
      <text:p text:style-name="P11"><text:tab/>int a,b=1;</text:p>
      <text:p text:style-name="P11"><text:tab/>a=5*b;</text:p>
      <text:p text:style-name="P11"><text:tab/>print("Hello");</text:p>
      <text:p text:style-name="P11">}</text:p>
      <text:p text:style-name="P3"/>
      <text:p text:style-name="P3">OUTPUT</text:p>
      <text:p text:style-name="P8"/>
      <text:p text:style-name="P8">Lexeme<text:tab/>Line<text:tab/>Token</text:p>
      <text:p text:style-name="P8">void<text:tab/>1<text:tab/>Keyword</text:p>
      <text:p text:style-name="P8">main<text:tab/>1<text:tab/>Identifier</text:p>
      <text:p text:style-name="P8">int<text:tab/>3<text:tab/>Keyword</text:p>
      <text:p text:style-name="P8">a<text:tab/>3<text:tab/>Identifier</text:p>
      <text:p text:style-name="P8">b<text:tab/>3<text:tab/>Identifier</text:p>
      <text:p text:style-name="P8">=<text:tab/>3<text:tab/>Assignment operator, EQ</text:p>
      <text:p text:style-name="P8">1<text:tab/>3<text:tab/>Literal</text:p>
      <text:p text:style-name="P8">a<text:tab/>4<text:tab/>Identifier</text:p>
      <text:p text:style-name="P8">=<text:tab/>4<text:tab/>Assignment operator, EQ</text:p>
      <text:p text:style-name="P8">5<text:tab/>4<text:tab/>Literal</text:p>
      <text:p text:style-name="P8">*<text:tab/>4<text:tab/>Arithmetic opeator, MUL</text:p>
      <text:p text:style-name="P8">b<text:tab/>4<text:tab/>Identifier</text:p>
      <text:p text:style-name="P8">print<text:tab/>5<text:tab/>Identifier</text:p>
      <text:p text:style-name="P8">Hello<text:tab/>5<text:tab/>Literal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5:17:48.587110364</meta:creation-date>
    <dc:date>2022-12-19T14:27:15.819038387</dc:date>
    <meta:editing-duration>PT46M56S</meta:editing-duration>
    <meta:editing-cycles>23</meta:editing-cycles>
    <meta:generator>LibreOffice/7.3.5.2$Linux_X86_64 LibreOffice_project/30$Build-2</meta:generator>
    <meta:print-date>2022-12-15T15:29:34.982093489</meta:print-date>
    <meta:document-statistic meta:table-count="0" meta:image-count="0" meta:object-count="0" meta:page-count="3" meta:paragraph-count="78" meta:word-count="152" meta:character-count="1548" meta:non-whitespace-character-count="1427"/>
  </office:meta>
</office:document-meta>
</file>